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down-to-the-river-to-pray-slides-page1.png" manifest:media-type="image/png"/>
  <manifest:file-entry manifest:full-path="Pictures/down-to-the-river-to-pray-slides-page2.png" manifest:media-type="image/png"/>
  <manifest:file-entry manifest:full-path="Pictures/down-to-the-river-to-pray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own-to-the-river-to-pra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own-to-the-river-to-pra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own-to-the-river-to-pra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